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1"/>
    <style:style style:name="P2" style:family="paragraph" style:parent-style-name="Heading_20_2" style:list-style-name="WWNum1"/>
    <style:style style:name="P3" style:family="paragraph" style:parent-style-name="Heading_20_2" style:list-style-name="WWNum1">
      <style:text-properties fo:language="en" fo:country="US"/>
    </style:style>
    <style:style style:name="P4" style:family="paragraph" style:parent-style-name="Heading_20_3" style:list-style-name="WWNum1"/>
    <style:style style:name="P5" style:family="paragraph" style:parent-style-name="Standard" style:master-page-name="Standard">
      <style:paragraph-properties fo:text-align="center" style:justify-single-word="false" style:page-number="auto"/>
      <style:text-properties fo:font-size="16pt" fo:font-weight="bold" officeooo:rsid="00034593" officeooo:paragraph-rsid="00034593" style:font-size-asian="16pt" style:font-weight-asian="bold" style:font-size-complex="16pt" style:font-weight-complex="bold"/>
    </style:style>
    <style:style style:name="P6" style:family="paragraph" style:parent-style-name="Standard">
      <style:text-properties style:font-name-complex="Calibri1"/>
    </style:style>
    <style:style style:name="P7" style:family="paragraph" style:parent-style-name="Standard">
      <style:paragraph-properties fo:text-align="center" style:justify-single-word="false"/>
      <style:text-properties fo:font-size="16pt" fo:font-weight="bold" officeooo:rsid="00034593" officeooo:paragraph-rsid="00034593" style:font-size-asian="16pt" style:font-weight-asian="bold" style:font-size-complex="16pt" style:font-weight-complex="bold"/>
    </style:style>
    <style:style style:name="P8" style:family="paragraph" style:parent-style-name="Standard">
      <style:paragraph-properties fo:text-align="end" style:justify-single-word="false"/>
      <style:text-properties fo:font-size="12pt" fo:font-weight="normal" officeooo:rsid="00034593" officeooo:paragraph-rsid="00034593" style:font-size-asian="10.5pt" style:font-weight-asian="normal" style:font-size-complex="12pt" style:font-weight-complex="normal"/>
    </style:style>
    <style:style style:name="P9" style:family="paragraph" style:parent-style-name="Standard">
      <style:text-properties officeooo:paragraph-rsid="0003c892"/>
    </style:style>
    <style:style style:name="P10" style:family="paragraph" style:parent-style-name="Standard">
      <style:text-properties officeooo:rsid="0004e02b" officeooo:paragraph-rsid="0004e02b"/>
    </style:style>
    <style:style style:name="P11" style:family="paragraph" style:parent-style-name="Standard">
      <style:text-properties officeooo:rsid="0006ea91" officeooo:paragraph-rsid="0006ea91"/>
    </style:style>
    <style:style style:name="P12" style:family="paragraph" style:parent-style-name="Standard">
      <style:text-properties officeooo:paragraph-rsid="000a2f5a"/>
    </style:style>
    <style:style style:name="P13" style:family="paragraph" style:parent-style-name="Standard">
      <style:text-properties officeooo:rsid="000ad0c3" officeooo:paragraph-rsid="000ad0c3"/>
    </style:style>
    <style:style style:name="P14" style:family="paragraph" style:parent-style-name="Standard">
      <style:text-properties officeooo:rsid="000b4bb3" officeooo:paragraph-rsid="000b4bb3"/>
    </style:style>
    <style:style style:name="P15" style:family="paragraph" style:parent-style-name="Standard">
      <style:text-properties officeooo:rsid="000e29cb" officeooo:paragraph-rsid="000e29cb"/>
    </style:style>
    <style:style style:name="P16" style:family="paragraph" style:parent-style-name="Standard" style:list-style-name="L3">
      <style:text-properties officeooo:rsid="000e29cb" officeooo:paragraph-rsid="000e29cb"/>
    </style:style>
    <style:style style:name="P17" style:family="paragraph" style:parent-style-name="Standard" style:list-style-name="L3">
      <style:text-properties officeooo:paragraph-rsid="0013ac79"/>
    </style:style>
    <style:style style:name="P18" style:family="paragraph" style:parent-style-name="Standard" style:list-style-name="L3">
      <style:text-properties officeooo:paragraph-rsid="001770db"/>
    </style:style>
    <style:style style:name="P19" style:family="paragraph" style:parent-style-name="Standard" style:list-style-name="L3">
      <style:text-properties officeooo:paragraph-rsid="001b474f"/>
    </style:style>
    <style:style style:name="P20" style:family="paragraph" style:parent-style-name="Standard" style:list-style-name="L3">
      <style:text-properties officeooo:paragraph-rsid="001cae20"/>
    </style:style>
    <style:style style:name="P21" style:family="paragraph" style:parent-style-name="Standard" style:list-style-name="L3">
      <style:text-properties officeooo:paragraph-rsid="001dd9be"/>
    </style:style>
    <style:style style:name="P22" style:family="paragraph" style:parent-style-name="Standard" style:list-style-name="L3">
      <style:text-properties officeooo:paragraph-rsid="00262ae6"/>
    </style:style>
    <style:style style:name="P23" style:family="paragraph" style:parent-style-name="Standard" style:list-style-name="L3">
      <style:text-properties officeooo:rsid="0011dff1" officeooo:paragraph-rsid="0011dff1"/>
    </style:style>
    <style:style style:name="P24" style:family="paragraph" style:parent-style-name="Standard" style:list-style-name="L3">
      <style:text-properties officeooo:rsid="00143548" officeooo:paragraph-rsid="00143548"/>
    </style:style>
    <style:style style:name="P25" style:family="paragraph" style:parent-style-name="Standard" style:list-style-name="L3">
      <style:text-properties officeooo:rsid="00193017" officeooo:paragraph-rsid="00193017"/>
    </style:style>
    <style:style style:name="P26" style:family="paragraph" style:parent-style-name="Standard" style:list-style-name="L3">
      <style:text-properties officeooo:rsid="001cae20" officeooo:paragraph-rsid="001cae20"/>
    </style:style>
    <style:style style:name="P27" style:family="paragraph" style:parent-style-name="Standard">
      <style:text-properties officeooo:paragraph-rsid="0028d5e2"/>
    </style:style>
    <style:style style:name="P28" style:family="paragraph" style:parent-style-name="Standard" style:list-style-name="L3">
      <style:text-properties officeooo:rsid="002edac4" officeooo:paragraph-rsid="0031f9a4"/>
    </style:style>
    <style:style style:name="P29" style:family="paragraph" style:parent-style-name="Standard">
      <style:text-properties officeooo:rsid="00372880" officeooo:paragraph-rsid="00372880"/>
    </style:style>
    <style:style style:name="P30" style:family="paragraph" style:parent-style-name="Standard" style:list-style-name="L4">
      <style:text-properties officeooo:paragraph-rsid="0040c0b6"/>
    </style:style>
    <style:style style:name="P31" style:family="paragraph" style:parent-style-name="Standard" style:list-style-name="L4">
      <style:text-properties officeooo:paragraph-rsid="004665fc"/>
    </style:style>
    <style:style style:name="P32" style:family="paragraph" style:parent-style-name="Standard" style:list-style-name="L4">
      <style:text-properties officeooo:rsid="0040c0b6" officeooo:paragraph-rsid="0040c0b6"/>
    </style:style>
    <style:style style:name="P33" style:family="paragraph" style:parent-style-name="Standard">
      <style:text-properties officeooo:rsid="0040c0b6" officeooo:paragraph-rsid="0040c0b6"/>
    </style:style>
    <style:style style:name="P34" style:family="paragraph" style:parent-style-name="Standard" style:list-style-name="L4">
      <style:text-properties officeooo:rsid="0044daaa" officeooo:paragraph-rsid="0044daaa"/>
    </style:style>
    <style:style style:name="P35" style:family="paragraph" style:parent-style-name="Standard" style:list-style-name="L4">
      <style:text-properties officeooo:rsid="004569b0" officeooo:paragraph-rsid="004569b0"/>
    </style:style>
    <style:style style:name="P36" style:family="paragraph" style:parent-style-name="Standard" style:list-style-name="L4">
      <style:text-properties officeooo:rsid="004665fc" officeooo:paragraph-rsid="004665fc"/>
    </style:style>
    <style:style style:name="T1" style:family="text">
      <style:text-properties style:text-underline-style="solid" style:text-underline-width="auto" style:text-underline-color="font-color"/>
    </style:style>
    <style:style style:name="T2" style:family="text">
      <style:text-properties officeooo:rsid="0003c892"/>
    </style:style>
    <style:style style:name="T3" style:family="text">
      <style:text-properties officeooo:rsid="0007444e"/>
    </style:style>
    <style:style style:name="T4" style:family="text">
      <style:text-properties officeooo:rsid="000a0bbb"/>
    </style:style>
    <style:style style:name="T5" style:family="text">
      <style:text-properties officeooo:rsid="000a62a4"/>
    </style:style>
    <style:style style:name="T6" style:family="text">
      <style:text-properties officeooo:rsid="000e29cb"/>
    </style:style>
    <style:style style:name="T7" style:family="text">
      <style:text-properties officeooo:rsid="0013ac79"/>
    </style:style>
    <style:style style:name="T8" style:family="text">
      <style:text-properties officeooo:rsid="001615c2"/>
    </style:style>
    <style:style style:name="T9" style:family="text">
      <style:text-properties officeooo:rsid="001770db"/>
    </style:style>
    <style:style style:name="T10" style:family="text">
      <style:text-properties officeooo:rsid="00193017"/>
    </style:style>
    <style:style style:name="T11" style:family="text">
      <style:text-properties officeooo:rsid="0019344f"/>
    </style:style>
    <style:style style:name="T12" style:family="text">
      <style:text-properties officeooo:rsid="001b474f"/>
    </style:style>
    <style:style style:name="T13" style:family="text">
      <style:text-properties officeooo:rsid="001cae20"/>
    </style:style>
    <style:style style:name="T14" style:family="text">
      <style:text-properties officeooo:rsid="002415a2"/>
    </style:style>
    <style:style style:name="T15" style:family="text">
      <style:text-properties officeooo:rsid="00262ae6"/>
    </style:style>
    <style:style style:name="T16" style:family="text">
      <style:text-properties officeooo:rsid="0028d5e2"/>
    </style:style>
    <style:style style:name="T17" style:family="text">
      <style:text-properties officeooo:rsid="002b57f0"/>
    </style:style>
    <style:style style:name="T18" style:family="text">
      <style:text-properties officeooo:rsid="002e7756"/>
    </style:style>
    <style:style style:name="T19" style:family="text">
      <style:text-properties officeooo:rsid="002edac4"/>
    </style:style>
    <style:style style:name="T20" style:family="text">
      <style:text-properties officeooo:rsid="0031f9a4"/>
    </style:style>
    <style:style style:name="T21" style:family="text">
      <style:text-properties officeooo:rsid="003400af"/>
    </style:style>
    <style:style style:name="T22" style:family="text">
      <style:text-properties officeooo:rsid="0040c0b6"/>
    </style:style>
    <style:style style:name="T23" style:family="text">
      <style:text-properties officeooo:rsid="004665f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CUMENTO DI SPECIFICA DEI REQUISITI DEL PROGETTO DI SISTEMA DI VOTO ELETTRONICO.</text:p>
      <text:p text:style-name="P7"/>
      <text:p text:style-name="P8">Versione 1.0, Luca Rompani.</text:p>
      <text:p text:style-name="P6"/>
      <text:list xml:id="list1055022001" text:style-name="WWNum1">
        <text:list-item>
          <text:h text:style-name="P1" text:outline-level="1">Introduzione</text:h>
        </text:list-item>
      </text:list>
      <text:p text:style-name="Standard"/>
      <text:list xml:id="list123057436991835" text:continue-numbering="true" text:style-name="WWNum1">
        <text:list-item>
          <text:list>
            <text:list-item>
              <text:h text:style-name="P2" text:outline-level="2">Obiettivi</text:h>
            </text:list-item>
          </text:list>
        </text:list-item>
      </text:list>
      <text:p text:style-name="P9">Lo scopo del documento è di costruire un sistema per il voto <text:span text:style-name="T2">elettronico, tale sistema si è reso sempre più necessario in quanto permette a persone, con impossibilità di raggiungere la sede fisica in cui si tengono le votazioni, di poter comunque partecipare alla votazione.</text:span></text:p>
      <text:p text:style-name="P10">(Permette inoltre di votare in totale sicurezza poiché non è necessario raggiungere la sede ed esporsi a possibili contagiati da covid).</text:p>
      <text:p text:style-name="Standard"/>
      <text:list xml:id="list123057214299108" text:continue-numbering="true" text:style-name="WWNum1">
        <text:list-item>
          <text:list>
            <text:list-item>
              <text:h text:style-name="P3" text:outline-level="2">Destinatari </text:h>
            </text:list-item>
          </text:list>
        </text:list-item>
      </text:list>
      <text:p text:style-name="P11">Questo documento è rivolto agli utilizzatori del sistema, cioè tutti i cittadini che hanno un età per votare, ma anche agli scrutinatori dei voti e agli impiegati addetti alla verifica dell’identità di una persona, <text:span text:style-name="T3">attività necessarai per validare la votazione</text:span>.</text:p>
      <text:p text:style-name="Standard"/>
      <text:list xml:id="list123057067956926" text:continue-numbering="true" text:style-name="WWNum1">
        <text:list-item>
          <text:list>
            <text:list-item>
              <text:h text:style-name="P2" text:outline-level="2">Scopo del sistema</text:h>
            </text:list-item>
          </text:list>
        </text:list-item>
      </text:list>
      <text:p text:style-name="P14">Lo scopo del sistema è quello di permettere ai suoi utenti di votare e di individuare il vincitore alla fine della votazione.</text:p>
      <text:p text:style-name="P12"><text:span text:style-name="T4">Il sistema permette di votare, scegliendo tra i candidati presenti in una scheda, secondo diverse modalità: </text:span><text:span text:style-name="T5">voto categorico, voto ordinale, voto categorico con preferenze e referendum.</text:span></text:p>
      <text:p text:style-name="P13">Il sistema permette inoltre (quando le votazioni sono terminate) di selezionare il vincitore, operazione anch’essa fatta in diverse modalità: maggioranza, maggioranza assoluta, referendum senza quorum, referendum con quorum.</text:p>
      <text:p text:style-name="Standard"/>
      <text:list xml:id="list123057199319207" text:continue-numbering="true" text:style-name="WWNum1">
        <text:list-item>
          <text:list>
            <text:list-item>
              <text:h text:style-name="P2" text:outline-level="2">Glossario (definizioni, acronimi e abbreviazioni)</text:h>
            </text:list-item>
          </text:list>
        </text:list-item>
      </text:list>
      <text:p text:style-name="P15">Nel documento si useranno i seguenti termini:</text:p>
      <text:list xml:id="list1495626421" text:style-name="L3">
        <text:list-item>
          <text:p text:style-name="P22"><text:span text:style-name="T6">DEVE: </text:span><text:span text:style-name="T14">indica qualcosa di assolutamente necessario </text:span><text:span text:style-name="T15">riguardo al sistema</text:span><text:span text:style-name="T14">.</text:span></text:p>
        </text:list-item>
        <text:list-item>
          <text:p text:style-name="P21"><text:span text:style-name="T6">DOVREBBE: </text:span><text:span text:style-name="T14">indica qualcosa di possibile ma non assolutamente necessario </text:span><text:span text:style-name="T15">riguardo al sistema.</text:span></text:p>
        </text:list-item>
        <text:list-item>
          <text:p text:style-name="P16">VOTO CATEGORICO: indica una delle tipologie di voto permesse dal sistema secondo cui l’elettore inserisce una preferenza per un candidato (o gruppo/partito).</text:p>
        </text:list-item>
        <text:list-item>
          <text:p text:style-name="P16">VOTO ORDINALE: indica una seconda tipologia di voto per cui all’elettore è richiesto di ordinare i candidati, gruppi o partiti presenti nella scheda in base alle proprie preferenze (dal più al meno preferito). </text:p>
        </text:list-item>
        <text:list-item>
          <text:p text:style-name="P23">VOTO CATEGORICO CON PREFERENZE: <text:span text:style-name="T9">è la terza tipologia di voto con la quale </text:span>l’elettore inserisce una preferenza per un gruppo o partito e ha la possibilità di indicare una o più preferenze tra i candidati del gruppo o partito selezionato (niente voto disgiunto).</text:p>
        </text:list-item>
        <text:list-item>
          <text:p text:style-name="P23"><text:soft-page-break/>REFERENDUM: <text:span text:style-name="T9">l’ultimo tipo di voto che </text:span>consiste in una domanda fatta all’elettorato con la quale si chiede se si sia favorevoli o contrari a un determinato quesito.</text:p>
        </text:list-item>
        <text:list-item>
          <text:p text:style-name="P17"><text:span text:style-name="T7">UTENTE/</text:span><text:span text:style-name="T8">ELETTORE</text:span><text:span text:style-name="T7">: </text:span><text:span text:style-name="T8">la persona che vuole/deve votare</text:span><text:span text:style-name="T7">.</text:span></text:p>
        </text:list-item>
        <text:list-item>
          <text:p text:style-name="P24">IMPIEGATO/SCRUTINATORE/<text:span text:style-name="T21">GESTORE</text:span>: la persona destinata al conteggio dei voti.</text:p>
        </text:list-item>
        <text:list-item>
          <text:p text:style-name="P25">CANDIDATO: persona, gruppo o partito votabil<text:span text:style-name="T11">e</text:span>.</text:p>
        </text:list-item>
        <text:list-item>
          <text:p text:style-name="P18"><text:span text:style-name="T9">MAGGIORANZA/ELEZIONE PER MAGGIORANZA: è una delle tipologie che permettono di definire il vincitore della votazione </text:span><text:span text:style-name="T10">come il candidato che ha ricevuto il maggior numero di voti.</text:span></text:p>
        </text:list-item>
        <text:list-item>
          <text:p text:style-name="P19"><text:span text:style-name="T9">MAGGIORANZA </text:span><text:span text:style-name="T12">ASSOLUTA</text:span><text:span text:style-name="T9">/ELEZIONE PER MAGGIORANZA </text:span><text:span text:style-name="T12">ASSOLUTA: in questa tipologia di elezione il vincitore è il candidato che ha ottenuto la maggioranza assoluta </text:span>dei voti, cioè il 50% + 1 dei voti espressi.</text:p>
        </text:list-item>
        <text:list-item>
          <text:p text:style-name="P26">REFERENDUM SENZA QUORUM: si procede al conteggio dei voti indipendentemente se abbia partecipato o meno alla consultazione la maggioranza degli aventi diritto al voto. (Modalità valida solo nel caso in cui il tipo di voto sia un referendum)</text:p>
        </text:list-item>
        <text:list-item>
          <text:p text:style-name="P20"><text:span text:style-name="T13">REFERE</text:span><text:span text:style-name="T19">NDUM</text:span><text:span text:style-name="T13"> CON QUORUM: è l’uli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item>
          <text:p text:style-name="P28">SESSIONE DI VOTO: è il periodo di tempo in cui agli elettori è permesso di votare; è composta da una o più schede secondo cui gli utenti parteciperanno alla votazione.</text:p>
        </text:list-item>
        <text:list-item>
          <text:p text:style-name="P28"><text:span text:style-name="T20">SCHEDA: definisce la tipologia di voto usata, la modalità di calcolo del vincitore e l’elenco dei candidati.</text:span> </text:p>
        </text:list-item>
      </text:list>
      <text:p text:style-name="Standard"/>
      <text:list xml:id="list123057044793228" text:continue-list="list123057199319207" text:style-name="WWNum1">
        <text:list-item>
          <text:h text:style-name="P1" text:outline-level="1">Descrizione generale</text:h>
          <text:list>
            <text:list-item>
              <text:h text:style-name="P2" text:outline-level="2">Caratteristiche del prodotto</text:h>
            </text:list-item>
          </text:list>
        </text:list-item>
      </text:list>
      <text:p text:style-name="P27"><text:span text:style-name="T16">Il sistema deve avere un processo di autenticazione che permette di distinguere tra utente e impiegato; nel caso sia un utente, il sistema deve visualizzare una o più schede elettorali in modo che l’elettore possa procedere al voto (secondo il tipo di voto che deve essere specificato nella scheda stessa) selezionando una delle schede. </text:span><text:span text:style-name="T17">Nel caso sia uno scrutinatore, il sistema deve permettergli di creare una </text:span><text:span text:style-name="T18">o più </text:span><text:span text:style-name="T17"><text:s/>nuov</text:span><text:span text:style-name="T18">e</text:span><text:span text:style-name="T17"> </text:span><text:span text:style-name="T18">schede, inserendo in esse i candidati e definendo la tipologia di calcolo di vincitore e di voto; successivamente deve permettere di aprire una sessione di voto, </text:span><text:span text:style-name="T23">e una volta terminata deve poter calcolare il vincitore di ogni scheda.</text:span></text:p>
      <text:list xml:id="list123057031141195" text:continue-numbering="true" text:style-name="WWNum1">
        <text:list-item>
          <text:list>
            <text:list-item>
              <text:h text:style-name="P2" text:outline-level="2">Ambiente operativo </text:h>
            </text:list-item>
          </text:list>
        </text:list-item>
      </text:list>
      <text:p text:style-name="P29">Il sistema deve poter essere usato su PC e dovrebbe poter funzionare anche su tablet e smartphone.</text:p>
      <text:list xml:id="list123056347222969" text:continue-numbering="true" text:style-name="WWNum1">
        <text:list-item>
          <text:list>
            <text:list-item>
              <text:h text:style-name="P2" text:outline-level="2">Documentazione per l’utente</text:h>
            </text:list-item>
            <text:list-item>
              <text:h text:style-name="P2" text:outline-level="2">Assunzioni, vincoli e dipendenze</text:h>
            </text:list-item>
          </text:list>
        </text:list-item>
      </text:list>
      <text:p text:style-name="P29">Ogni utente può votare un solo candidato per ogni scheda (nel caso di voto categorico); al gestore non è consentito votare nella sessione di voto da lui creata. </text:p>
      <text:p text:style-name="P33">Uno stesso utente può votare solo una volta per ogni scheda.</text:p>
      <text:list xml:id="list123056639100838" text:continue-numbering="true" text:style-name="WWNum1">
        <text:list-item>
          <text:h text:style-name="P1" text:outline-level="1"><text:soft-page-break/>Specifica dei requisiti </text:h>
        </text:list-item>
      </text:list>
      <text:p text:style-name="Standard">Questa sezione descrive le funzionalità specifiche del prodotto e le proprietà. </text:p>
      <text:p text:style-name="Standard"/>
      <text:list xml:id="list123056709437081" text:continue-numbering="true" text:style-name="WWNum1">
        <text:list-item>
          <text:list>
            <text:list-item>
              <text:h text:style-name="P2" text:outline-level="2">Requisiti funzionali</text:h>
            </text:list-item>
          </text:list>
        </text:list-item>
      </text:list>
      <text:list xml:id="list559395370" text:style-name="L4">
        <text:list-item>
          <text:p text:style-name="P32">Il sistema deve permettere all’utente di votare secondo la categoria di voto specificata nella scheda.</text:p>
        </text:list-item>
        <text:list-item>
          <text:p text:style-name="P30"><text:span text:style-name="T22">Il sistema deve visualizzare tutte le schede di una sessione di voto definita da un impiegato.</text:span></text:p>
        </text:list-item>
        <text:list-item>
          <text:p text:style-name="P32">La votazione deve avvenire solo dopo che l’autenticazione dell’utente è andata a buon fine, altrimenti uno stesso utente potrebbe votare più volte.</text:p>
        </text:list-item>
        <text:list-item>
          <text:p text:style-name="P34">Il sistema deve permettere SOLO allo scrutinatore di configurare una sessione di voto.</text:p>
        </text:list-item>
        <text:list-item>
          <text:p text:style-name="P34">Il sistema deve permettere SOLO allo scrutinatore di fare partite il calcolo del vincitore di una scheda, sencondo la modalità descritta nella scheda stessa. </text:p>
        </text:list-item>
        <text:list-item>
          <text:p text:style-name="P35">Il sistema deve visualizzare il nome del candidato vincitore e il numero di voti da lui ottenuti, seguito dal candidato secondo con il numero di voti da lui ottenuti, fino ad arrivare al candidato che ha ottenuto meno voti con il relativo numero di voti</text:p>
        </text:list-item>
        <text:list-item>
          <text:p text:style-name="P36">Il sistema deve avere due tipologie di utente: scrutinatore e elettore.</text:p>
        </text:list-item>
        <text:list-item>
          <text:p text:style-name="P31"><text:span text:style-name="T23">Il sistema deve implementare le diverse modalità di voto (ordinale, categorico, referendum, categorico con preferenze).</text:span></text:p>
        </text:list-item>
        <text:list-item>
          <text:p text:style-name="P31"><text:span text:style-name="T23">Il sistema deve implementare le diverse modalità di calcolo del vincitore (maggioranza, maggioranza assoluta, referendum con quorum, referendum senza quorum).</text:span></text:p>
        </text:list-item>
        <text:list-item>
          <text:p text:style-name="P36">Il sistema deve </text:p>
        </text:list-item>
      </text:list>
      <text:p text:style-name="Standard"/>
      <text:list xml:id="list123057178624486" text:continue-list="list123056709437081" text:style-name="WWNum1">
        <text:list-item>
          <text:list>
            <text:list-item>
              <text:h text:style-name="P2" text:outline-level="2">Requisiti di interfacce esterne</text:h>
              <text:list>
                <text:list-item>
                  <text:h text:style-name="P4" text:outline-level="3">Interfacce utente</text:h>
                </text:list-item>
              </text:list>
            </text:list-item>
          </text:list>
        </text:list-item>
      </text:list>
      <text:p text:style-name="Standard">Descrivono gli elementi della pagina che saranno visibili al cliente finale (lato client dell'applicazione). Possono includere (ma non sono limitati a) l'elenco delle pagine, elementi di design, temi stilistici chiave e persino elementi artistici nel caso siano essenziali per il prodotto.</text:p>
      <text:p text:style-name="Standard"/>
      <text:list xml:id="list123056818825078" text:continue-numbering="true" text:style-name="WWNum1">
        <text:list-item>
          <text:list>
            <text:list-item>
              <text:list>
                <text:list-item>
                  <text:h text:style-name="P4" text:outline-level="3">Interfacce software</text:h>
                </text:list-item>
                <text:list-item>
                  <text:h text:style-name="P4" text:outline-level="3">Interfacce hardware</text:h>
                </text:list-item>
                <text:list-item>
                  <text:h text:style-name="P4" text:outline-level="3">Interfacce di comunicazione</text:h>
                </text:list-item>
              </text:list>
            </text:list-item>
          </text:list>
        </text:list-item>
      </text:list>
      <text:p text:style-name="Standard"/>
      <text:list xml:id="list123056515257954" text:continue-numbering="true" text:style-name="WWNum1">
        <text:list-item>
          <text:list>
            <text:list-item>
              <text:h text:style-name="P2" text:outline-level="2">Requisiti non funzionali</text:h>
            </text:list-item>
          </text:list>
        </text:list-item>
      </text:list>
      <text:p text:style-name="Standard"/>
      <text:list xml:id="list123055935279167" text:continue-numbering="true" text:style-name="WWNum1">
        <text:list-item>
          <text:list>
            <text:list-item>
              <text:list>
                <text:list-item>
                  <text:h text:style-name="P4" text:outline-level="3">Requisiti di prestazione</text:h>
                </text:list-item>
                <text:list-item>
                  <text:h text:style-name="P4" text:outline-level="3">Attributi di qualità del software</text:h>
                </text:list-item>
                <text:list-item>
                  <text:h text:style-name="P4" text:outline-level="3">Requisiti di sicurezza </text:h>
                </text:list-item>
              </text:list>
            </text:list-item>
          </text:list>
        </text:list-item>
      </text:list>
      <text:p text:style-name="Standard"/>
      <text:list xml:id="list123057339397926" text:continue-numbering="true" text:style-name="WWNum1">
        <text:list-item>
          <text:h text:style-name="P1" text:outline-level="1">Appendice</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it" fo:country="IT"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olo_20_4_20_Carattere" style:display-name="Titolo 4 Carattere"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olo_20_6_20_Carattere" style:display-name="Titolo 6 Carattere"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olo_20_7_20_Carattere" style:display-name="Titolo 7 Carattere"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i">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iara Braghin</meta:initial-creator>
    <meta:editing-cycles>106</meta:editing-cycles>
    <meta:creation-date>2020-12-14T12:38:00</meta:creation-date>
    <dc:date>2021-10-16T12:30:54.080516033</dc:date>
    <meta:editing-duration>PT3H36M35S</meta:editing-duration>
    <meta:generator>LibreOffice/6.4.6.2$Linux_X86_64 LibreOffice_project/40$Build-2</meta:generator>
    <meta:document-statistic meta:table-count="0" meta:image-count="0" meta:object-count="0" meta:page-count="3" meta:paragraph-count="62" meta:word-count="1071" meta:character-count="6898" meta:non-whitespace-character-count="59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